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writing-mode="lr-tb"/>
    </style:style>
    <style:style style:name="Table1.A" style:family="table-column">
      <style:table-column-properties style:column-width="3.173cm" style:rel-column-width="12223*"/>
    </style:style>
    <style:style style:name="Table1.B" style:family="table-column">
      <style:table-column-properties style:column-width="10.797cm" style:rel-column-width="41590*"/>
    </style:style>
    <style:style style:name="Table1.C" style:family="table-column">
      <style:table-column-properties style:column-width="3.043cm" style:rel-column-width="1172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fo:margin-right="-0.012cm" table:align="margins" style:writing-mode="lr-tb"/>
    </style:style>
    <style:style style:name="Table2.A" style:family="table-column">
      <style:table-column-properties style:column-width="3.171cm" style:rel-column-width="1798*"/>
    </style:style>
    <style:style style:name="Table2.B" style:family="table-column">
      <style:table-column-properties style:column-width="1.776cm" style:rel-column-width="1007*"/>
    </style:style>
    <style:style style:name="Table2.C" style:family="table-column">
      <style:table-column-properties style:column-width="3.307cm" style:rel-column-width="1875*"/>
    </style:style>
    <style:style style:name="Table2.D" style:family="table-column">
      <style:table-column-properties style:column-width="1.561cm" style:rel-column-width="885*"/>
    </style:style>
    <style:style style:name="Table2.E" style:family="table-column">
      <style:table-column-properties style:column-width="4.128cm" style:rel-column-width="2340*"/>
    </style:style>
    <style:style style:name="Table2.F" style:family="table-column">
      <style:table-column-properties style:column-width="3.069cm" style:rel-column-width="174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fo:margin-right="-0.012cm" table:align="margins" style:writing-mode="lr-tb"/>
    </style:style>
    <style:style style:name="Table3.A" style:family="table-column">
      <style:table-column-properties style:column-width="3.175cm" style:rel-column-width="12230*"/>
    </style:style>
    <style:style style:name="Table3.B" style:family="table-column">
      <style:table-column-properties style:column-width="13.838cm" style:rel-column-width="5330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fo:margin-right="-0.012cm" table:align="margins" style:writing-mode="lr-tb"/>
    </style:style>
    <style:style style:name="Table4.A" style:family="table-column">
      <style:table-column-properties style:column-width="3.175cm" style:rel-column-width="12230*"/>
    </style:style>
    <style:style style:name="Table4.B" style:family="table-column">
      <style:table-column-properties style:column-width="13.838cm" style:rel-column-width="53305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style:text-underline-style="none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1pt" style:text-underline-style="none" style:font-size-asian="11pt" style:font-name-complex="Arial"/>
    </style:style>
    <style:style style:name="P3" style:family="paragraph" style:parent-style-name="Standard">
      <style:paragraph-properties style:writing-mode="lr-tb"/>
      <style:text-properties style:font-name="sans-serif" fo:font-size="12pt"/>
    </style:style>
    <style:style style:name="P4" style:family="paragraph" style:parent-style-name="Standard">
      <style:paragraph-properties style:writing-mode="lr-tb"/>
      <style:text-properties style:font-name="sans-serif" fo:font-size="10.5pt"/>
    </style:style>
    <style:style style:name="P5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0" style:family="paragraph" style:parent-style-name="Heading_20_4">
      <style:paragraph-properties fo:text-align="center" style:justify-single-word="false"/>
    </style:style>
    <style:style style:name="P11" style:family="paragraph" style:parent-style-name="Heading_20_4">
      <style:text-properties fo:font-weight="bold" style:font-weight-asian="bold" style:font-weight-complex="bold"/>
    </style:style>
    <style:style style:name="P12" style:family="paragraph" style:parent-style-name="Table_20_Contents">
      <style:text-properties style:font-name="sans-serif" fo:font-size="10.5pt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normal" style:font-size-asian="11pt" style:font-weight-asian="normal" style:font-name-complex="Arial" style:font-weight-complex="normal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ractice())]" text:name="practiceName"/>
        <text:user-field-decl office:value-type="string" office:string-value="[party:getCorrespondenceAddress(party:getPractice())]" text:name="practiceAddress"/>
        <text:user-field-decl office:value-type="string" office:string-value="clinician.entity.name" text:name="clinician"/>
        <text:user-field-decl office:value-type="string" office:string-value="[party:getTelephone(party:getPractice())]" text:name="practiceTelephone"/>
        <text:user-field-decl office:value-type="string" office:string-value="product.entity.name" text:name="medication"/>
        <text:user-field-decl office:value-type="string" office:string-value="product.entity.activeIngredients" text:name="activeIngredients"/>
        <text:user-field-decl office:value-type="string" office:string-value="quantity" text:name="quantity"/>
        <text:user-field-decl office:value-type="string" office:string-value="label" text:name="label"/>
        <text:user-field-decl office:value-type="string" office:string-value="product.entity.dispensingUnits" text:name="dispensingUnits"/>
        <text:user-field-decl office:value-type="string" office:string-value="repeats" text:name="repeats"/>
        <text:user-field-decl office:value-type="string" office:string-value="[party:getPatientAge(openvpms:get(.,&quot;patient.entity&quot;))]" text:name="age"/>
        <text:user-field-decl office:value-type="string" office:string-value="[party:getPatientWeight(openvpms:get(.,&quot;patient.entity&quot;))]" text:name="weight"/>
        <text:user-field-decl office:value-type="string" office:string-value="patient.entity.breed" text:name="breed"/>
        <text:user-field-decl office:value-type="string" office:string-value="patient.entity.species" text:name="species"/>
        <text:user-field-decl office:value-type="string" office:string-value="patient.entity.name" text:name="patientName"/>
        <text:user-field-decl office:value-type="string" office:string-value="[party:getPartyFullName(party:getPatientOwner(.))]" text:name="customerName"/>
        <text:user-field-decl office:value-type="string" office:string-value="[party:getCorrespondenceAddress(party:getPatientOwner(.))]" text:name="customerAddress"/>
        <text:user-field-decl office:value-type="string" office:string-value="[party:getTelephone(party:getPatientOwner(.))]" text:name="customerHomePhone"/>
        <text:user-field-decl office:value-type="string" office:string-value="[java.lang.Integer.valueOf(string(count(openvpms:get(.,'dispensing'))))]" text:name="dispensed"/>
        <text:user-field-decl office:value-type="string" office:string-value="[java.lang.Integer.valueOf(string(openvpms:get(.,'repeats') + 1  - count(openvpms:get(.,'dispensing'))))]" text:name="repeatsRemaining"/>
      </text:user-field-decls>
      <text:h text:style-name="P13" text:outline-level="1">COMPANION ANIMAL PRESCRIPTION </text:h>
      <text:h text:style-name="P10" text:outline-level="4">This prescription is for ANIMAL USE ONLY </text:h>
      <text:h text:style-name="Heading_20_4" text:outline-level="4"><text:span text:style-name="T1">1. Prescribing veterinarian</text:span> 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table:number-columns-spanned="2" office:value-type="string">
            <text:p text:style-name="P1"><text:user-field-get text:name="clinician">clinician.entity.name</text:user-field-get></text:p>
          </table:table-cell>
          <table:covered-table-cell/>
        </table:table-row>
        <table:table-row>
          <table:table-cell table:style-name="Table1.A1" office:value-type="string">
            <text:p text:style-name="P5">Practice name</text:p>
          </table:table-cell>
          <table:table-cell table:style-name="Table1.A1" table:number-columns-spanned="2" office:value-type="string">
            <text:p text:style-name="P6"><text:user-field-get text:name="practiceName">[party:getPartyFullName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Address</text:p>
          </table:table-cell>
          <table:table-cell table:style-name="Table1.A1" table:number-columns-spanned="2" office:value-type="string">
            <text:p text:style-name="P6"><text:user-field-get text:name="practiceAddress">[party:getCorrespondenceAddress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Contact details</text:p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1" office:value-type="string">
            <text:p text:style-name="P5"/>
            <text:p text:style-name="P5"/>
            <text:p text:style-name="P5">Signature</text:p>
          </table:table-cell>
          <table:table-cell table:style-name="Table1.A1" office:value-type="string">
            <text:p text:style-name="P4"/>
            <text:p text:style-name="P4"/>
            <text:p text:style-name="P4">______________________________________________</text:p>
          </table:table-cell>
          <table:table-cell table:style-name="Table1.A1" office:value-type="string">
            <text:p text:style-name="P5"/>
            <text:p text:style-name="P5"/>
            <text:p text:style-name="P5">Date <text:s text:c="2"/><text:date style:data-style-name="N37" text:date-value="2013-07-29T11:18:37.05" text:fixed="true">29/07/13</text:date></text:p>
          </table:table-cell>
        </table:table-row>
      </table:table>
      <text:h text:style-name="P11" text:outline-level="4">2. Prescription Animal Remedy/Prescription Medicin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Name</text:p>
          </table:table-cell>
          <table:table-cell table:style-name="Table2.A1" table:number-columns-spanned="5" office:value-type="string">
            <text:p text:style-name="P2"><text:user-field-get text:name="medication">product.entity.name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Form</text:p>
          </table:table-cell>
          <table:table-cell table:style-name="Table2.A1" table:number-columns-spanned="5" office:value-type="string">
            <text:p text:style-name="P6"><text:user-field-get text:name="dispensingUnits">product.entity.dispensingUni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Strength</text:p>
          </table:table-cell>
          <table:table-cell table:style-name="Table2.A1" table:number-columns-spanned="5" office:value-type="string">
            <text:p text:style-name="P6"><text:user-field-get text:name="activeIngredients">product.entity.activeIngredien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Repeats</text:p>
          </table:table-cell>
          <table:table-cell table:style-name="Table2.A1" office:value-type="string">
            <text:p text:style-name="P7"><text:user-field-get text:name="repeats">repeats</text:user-field-get></text:p>
          </table:table-cell>
          <table:table-cell table:style-name="Table2.A1" office:value-type="string">
            <text:p text:style-name="P9">Times dispensed</text:p>
          </table:table-cell>
          <table:table-cell table:style-name="Table2.A1" office:value-type="string">
            <text:p text:style-name="P15"><text:user-field-get text:name="dispensed">[java.lang.Integer.valueOf(string(count(openvpms:get(.,'dispensing'))))]</text:user-field-get></text:p>
          </table:table-cell>
          <table:table-cell table:style-name="Table2.A1" office:value-type="string">
            <text:p text:style-name="P9">Dispenses remaining</text:p>
          </table:table-cell>
          <table:table-cell table:style-name="Table2.A1" office:value-type="string">
            <text:p text:style-name="P15"><text:user-field-get text:name="repeatsRemaining">[java.lang.Integer.valueOf(string(openvpms:get(.,'repeats') + 1  - count(openvpms:get(.,'dispensing'))))]</text:user-field-get></text:p>
          </table:table-cell>
        </table:table-row>
        <table:table-row>
          <table:table-cell table:style-name="Table2.A1" office:value-type="string">
            <text:p text:style-name="P5">Quantity</text:p>
          </table:table-cell>
          <table:table-cell table:style-name="Table2.A1" table:number-columns-spanned="5" office:value-type="string">
            <text:p text:style-name="P6"><text:user-field-get text:name="quantity">quantity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Instructions</text:p>
          </table:table-cell>
          <table:table-cell table:style-name="Table2.A1" table:number-columns-spanned="5" office:value-type="string">
            <text:p text:style-name="P6"><text:user-field-get text:name="label">label</text:user-field-get></text:p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h text:style-name="Heading_20_4" text:outline-level="4">3. Owner (owner’s agent) of anim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8"><text:user-field-get text:name="customerName">[party:getPartyFullName(party:getPatientOwner(.))]</text:user-field-get></text:p>
          </table:table-cell>
        </table:table-row>
        <table:table-row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6"><text:user-field-get text:name="customerAddress">[party:getCorrespondenceAddress(party:getPatientOwner(.))]</text:user-field-get></text:p>
          </table:table-cell>
        </table:table-row>
        <table:table-row>
          <table:table-cell table:style-name="Table3.A1" office:value-type="string">
            <text:p text:style-name="P5">Contact details</text:p>
          </table:table-cell>
          <table:table-cell table:style-name="Table3.A1" office:value-type="string">
            <text:p text:style-name="P8"><text:user-field-get text:name="customerHomePhone">[party:getTelephone(party:getPatientOwner(.))]</text:user-field-get></text:p>
          </table:table-cell>
        </table:table-row>
      </table:table>
      <text:h text:style-name="Heading_20_4" text:outline-level="4">4. Animal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ame</text:p>
          </table:table-cell>
          <table:table-cell table:style-name="Table4.A1" office:value-type="string">
            <text:p text:style-name="P1"><text:user-field-get text:name="patientName">patient.entity.name</text:user-field-get></text:p>
          </table:table-cell>
        </table:table-row>
        <table:table-row>
          <table:table-cell table:style-name="Table4.A1" office:value-type="string">
            <text:p text:style-name="P5">Species</text:p>
          </table:table-cell>
          <table:table-cell table:style-name="Table4.A1" office:value-type="string">
            <text:p text:style-name="P6"><text:user-field-get text:name="species">patient.entity.species</text:user-field-get></text:p>
          </table:table-cell>
        </table:table-row>
        <table:table-row>
          <table:table-cell table:style-name="Table4.A1" office:value-type="string">
            <text:p text:style-name="P5">Breed</text:p>
          </table:table-cell>
          <table:table-cell table:style-name="Table4.A1" office:value-type="string">
            <text:p text:style-name="P6"><text:user-field-get text:name="breed">patient.entity.breed</text:user-field-get></text:p>
          </table:table-cell>
        </table:table-row>
        <table:table-row>
          <table:table-cell table:style-name="Table4.A1" office:value-type="string">
            <text:p text:style-name="P5">Age</text:p>
          </table:table-cell>
          <table:table-cell table:style-name="Table4.A1" office:value-type="string">
            <text:p text:style-name="P6"><text:user-field-get text:name="age">[party:getPatientAge(openvpms:get(.,"patient.entity"))]</text:user-field-get></text:p>
          </table:table-cell>
        </table:table-row>
        <table:table-row>
          <table:table-cell table:style-name="Table4.A1" office:value-type="string">
            <text:p text:style-name="P5">Weight</text:p>
          </table:table-cell>
          <table:table-cell table:style-name="Table4.A1" office:value-type="string">
            <text:p text:style-name="P6"><text:user-field-get text:name="weight">[party:getPatientWeight(openvpms:get(.,"patient.entity"))]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11:09:05.54</meta:creation-date>
    <dc:date>2013-11-26T10:24:51.29</dc:date>
    <meta:editing-duration>PT2H24M55S</meta:editing-duration>
    <meta:editing-cycles>20</meta:editing-cycles>
    <meta:generator>OpenOffice/4.0.0$Win32 OpenOffice.org_project/400m3$Build-9702</meta:generator>
    <meta:document-statistic meta:table-count="4" meta:image-count="0" meta:object-count="0" meta:page-count="1" meta:paragraph-count="49" meta:word-count="78" meta:character-count="1156"/>
  </office:meta>
</office:document-meta>
</file>